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ante(7), </text:p>
      <text:p text:style-name="P1">gramatical(1), </text:p>
      <text:p text:style-name="P1">interesante(5), </text:p>
      <text:p text:style-name="P1">asesor(1), </text:p>
      <text:p text:style-name="P1">optativo(1), </text:p>
      <text:p text:style-name="P1">bueno(118), </text:p>
      <text:p text:style-name="P1">español(6), </text:p>
      <text:p text:style-name="P1">oral(1), </text:p>
      <text:p text:style-name="P1">material(1), </text:p>
      <text:p text:style-name="P1">típico(3), </text:p>
      <text:p text:style-name="P1">claro(97), </text:p>
      <text:p text:style-name="P1">general(3), </text:p>
      <text:p text:style-name="P1">mejor(17), </text:p>
      <text:p text:style-name="P1">guadarramistas(1), </text:p>
      <text:p text:style-name="P1">raro(3), </text:p>
      <text:p text:style-name="P1">reivindicativo(1), </text:p>
      <text:p text:style-name="P1">cantante(1), </text:p>
      <text:p text:style-name="P1">mundial(1), </text:p>
      <text:p text:style-name="P1">último(5), <text:s/></text:p>
      <text:p text:style-name="P1">extraordinario(1), </text:p>
      <text:p text:style-name="P1">vario(1), </text:p>
      <text:p text:style-name="P1">anodino(1), </text:p>
      <text:p text:style-name="P1">genuino(1), </text:p>
      <text:p text:style-name="P1">mismo(19), </text:p>
      <text:p text:style-name="P1">profesional(1), </text:p>
      <text:p text:style-name="P1">suficiente(2), </text:p>
      <text:p text:style-name="P1">genial(1), </text:p>
      <text:p text:style-name="P1">duro(2), </text:p>
      <text:p text:style-name="P1">difícil(6), </text:p>
      <text:p text:style-name="P1">na(2), </text:p>
      <text:p text:style-name="P1">frecuente(3), </text:p>
      <text:p text:style-name="P1">much(2), </text:p>
      <text:p text:style-name="P1">antiguo(1), </text:p>
      <text:p text:style-name="P1">precioso(3), </text:p>
      <text:p text:style-name="P1">igual(5), </text:p>
      <text:p text:style-name="P1">entero(7), </text:p>
      <text:p text:style-name="P1">chiquitito(1), </text:p>
      <text:p text:style-name="P1">tierno(2), </text:p>
      <text:p text:style-name="P1">rul(1), </text:p>
      <text:p text:style-name="P1">chupi(1), </text:p>
      <text:p text:style-name="P1">bonito(5), </text:p>
      <text:p text:style-name="P1"><text:span text:style-name="T1">marítimo(1),</text:span> </text:p>
      <text:p text:style-name="P1">rico(5), </text:p>
      <text:p text:style-name="P1">poquito(8), </text:p>
      <text:p text:style-name="P1">sueco(2), </text:p>
      <text:p text:style-name="P1">moreno(1), </text:p>
      <text:p text:style-name="P1"><text:soft-page-break/>completo(2), </text:p>
      <text:p text:style-name="P1">guapo(3), </text:p>
      <text:p text:style-name="P1">estupendo(3), </text:p>
      <text:p text:style-name="P1">flojo(1), </text:p>
      <text:p text:style-name="P1">emocionante(1), </text:p>
      <text:p text:style-name="P1">antipático(1), </text:p>
      <text:p text:style-name="P1">posible(1), </text:p>
      <text:p text:style-name="P1">democrático(2), </text:p>
      <text:p text:style-name="P1">central(1), </text:p>
      <text:p text:style-name="P1">culpable(1), </text:p>
      <text:p text:style-name="P1">doméstico(2), </text:p>
      <text:p text:style-name="P1">tinto(1), </text:p>
      <text:p text:style-name="P1">siguiente(2), </text:p>
      <text:p text:style-name="P1">simpático(5), </text:p>
      <text:p text:style-name="P1">serio(1), </text:p>
      <text:p text:style-name="P1">co(2), </text:p>
      <text:p text:style-name="P1">pequeño(10), </text:p>
      <text:p text:style-name="P1">endocrino(1), </text:p>
      <text:p text:style-name="P1">antepasado(1), </text:p>
      <text:p text:style-name="P1">viejo(2), </text:p>
      <text:p text:style-name="P1">gitano(1), </text:p>
      <text:p text:style-name="P1">sencillo(3), </text:p>
      <text:p text:style-name="P1">fácil(3), </text:p>
      <text:p text:style-name="P1">único(7), </text:p>
      <text:p text:style-name="P1">romano(1), </text:p>
      <text:p text:style-name="P1">degli(1), </text:p>
      <text:p text:style-name="P1">familiar(1), </text:p>
      <text:p text:style-name="P1">grande(9), </text:p>
      <text:p text:style-name="P1">verde(2), </text:p>
      <text:p text:style-name="P1">griego(1), </text:p>
      <text:p text:style-name="P1">encantador(1), </text:p>
      <text:p text:style-name="P1">excelente(1), </text:p>
      <text:p text:style-name="P1">yal(1), </text:p>
      <text:p text:style-name="P1">laboral(1), </text:p>
      <text:p text:style-name="P1">diferente(4), </text:p>
      <text:p text:style-name="P1">bestial(1), </text:p>
      <text:p text:style-name="P1">santo(1), </text:p>
      <text:p text:style-name="P1">asqueroso(1), </text:p>
      <text:p text:style-name="P1">chipriota(1), </text:p>
      <text:p text:style-name="P1">subjuntivo(1), </text:p>
      <text:p text:style-name="P1">superior(1), </text:p>
      <text:p text:style-name="P1">asmático(1), </text:p>
      <text:p text:style-name="P1">señor(1), </text:p>
      <text:p text:style-name="P1">conjunto(2), </text:p>
      <text:p text:style-name="P1">muchísimo(4), </text:p>
      <text:p text:style-name="P1">irrecuperable(1), </text:p>
      <text:p text:style-name="P1"><text:soft-page-break/>alto(3), </text:p>
      <text:p text:style-name="P1">contento(2), </text:p>
      <text:p text:style-name="P1">agustita(1), </text:p>
      <text:p text:style-name="P1">seco(1), </text:p>
      <text:p text:style-name="P1">insuficiente(1), </text:p>
      <text:p text:style-name="P1">pobre(7), </text:p>
      <text:p text:style-name="P1">medio(10), </text:p>
      <text:p text:style-name="P1">vaquero(1), </text:p>
      <text:p text:style-name="P1">solo(6), </text:p>
      <text:p text:style-name="P1">cojo(1), </text:p>
      <text:p text:style-name="P1">próximo(1), </text:p>
      <text:p text:style-name="P1">joven(2), </text:p>
      <text:p text:style-name="P1">ridículo(1), </text:p>
      <text:p text:style-name="P1">marrón(1), </text:p>
      <text:p text:style-name="P1">soltero(1), </text:p>
      <text:p text:style-name="P1">mayor(4), </text:p>
      <text:p text:style-name="P1">puro(3), </text:p>
      <text:p text:style-name="P1">cua(1), </text:p>
      <text:p text:style-name="P1">real(2), </text:p>
      <text:p text:style-name="P1">moderno(2), </text:p>
      <text:p text:style-name="P1">negro(2), </text:p>
      <text:p text:style-name="P1">gallego(1), </text:p>
      <text:p text:style-name="P1">impresionante(2), </text:p>
      <text:p text:style-name="P1">bajito(2), </text:p>
      <text:p text:style-name="P1">justo(1), </text:p>
      <text:p text:style-name="P1">francés(4), </text:p>
      <text:p text:style-name="P1">horrible(1), </text:p>
      <text:p text:style-name="P1">falangista(1), </text:p>
      <text:p text:style-name="P1">sanguinario(1), </text:p>
      <text:p text:style-name="P1">cruel(4), </text:p>
      <text:p text:style-name="P1">convulsivo(1), </text:p>
      <text:p text:style-name="P1">delgado(2), </text:p>
      <text:p text:style-name="P1">deficiente(1), </text:p>
      <text:p text:style-name="P1">proveniente(1), </text:p>
      <text:p text:style-name="P1">maravilloso(3), </text:p>
      <text:p text:style-name="P1">caro(1), </text:p>
      <text:p text:style-name="P1">largo(2), </text:p>
      <text:p text:style-name="P1">tonto(1), </text:p>
      <text:p text:style-name="P1">visual(1), </text:p>
      <text:p text:style-name="P1">psiquiátrico(2), </text:p>
      <text:p text:style-name="P1">desgarrador(1), </text:p>
      <text:p text:style-name="P1">médico(1), </text:p>
      <text:p text:style-name="P1">característico(1), </text:p>
      <text:p text:style-name="P1">universitario(1), </text:p>
      <text:p text:style-name="P1">histórico(2), </text:p>
      <text:p text:style-name="P1">futurista(1), </text:p>
      <text:p text:style-name="P1"><text:soft-page-break/>curioso(2), </text:p>
      <text:p text:style-name="P1">tch(1), </text:p>
      <text:p text:style-name="P1">feliz(2), </text:p>
      <text:p text:style-name="P1">nervioso(1), </text:p>
      <text:p text:style-name="P1">manual(1), </text:p>
      <text:p text:style-name="P1">pronto(1), </text:p>
      <text:p text:style-name="P1">consciente(1), </text:p>
      <text:p text:style-name="P1">machista(1), </text:p>
      <text:p text:style-name="P1">rojo(1), </text:p>
      <text:p text:style-name="P1">barato(5), </text:p>
      <text:p text:style-name="P1">espacioso(1), </text:p>
      <text:p text:style-name="P1">italiano(2), </text:p>
      <text:p text:style-name="P1">internacional(1), </text:p>
      <text:p text:style-name="P1">interior(1), </text:p>
      <text:p text:style-name="P1">alemán(1), </text:p>
      <text:p text:style-name="P1">público(1), </text:p>
      <text:p text:style-name="P1">directivo(2), </text:p>
      <text:p text:style-name="P1">delicado(2), </text:p>
      <text:p text:style-name="P1">emprendedor(1), </text:p>
      <text:p text:style-name="P1">incómodo(1), </text:p>
      <text:p text:style-name="P1">peligroso(2), </text:p>
      <text:p text:style-name="P1">nuevo(4), </text:p>
      <text:p text:style-name="P1">trágico(1), </text:p>
      <text:p text:style-name="P1">menor(1), </text:p>
      <text:p text:style-name="P1">triste(3), </text:p>
      <text:p text:style-name="P1">propio(4), </text:p>
      <text:p text:style-name="P1">independiente(1), </text:p>
      <text:p text:style-name="P1">básico(1), </text:p>
      <text:p text:style-name="P1">fundamental(1), </text:p>
      <text:p text:style-name="P1">monográfico(3), </text:p>
      <text:p text:style-name="P1">cierto(6), </text:p>
      <text:p text:style-name="P1">mono(1), </text:p>
      <text:p text:style-name="P1">bio(1), </text:p>
      <text:p text:style-name="P1">literario(1), </text:p>
      <text:p text:style-name="P1">seguro(4), </text:p>
      <text:p text:style-name="P1">distinto(5), </text:p>
      <text:p text:style-name="P1">espacial(1), </text:p>
      <text:p text:style-name="P1">temporal(1), </text:p>
      <text:p text:style-name="P1">modesto(1), </text:p>
      <text:p text:style-name="P1">concreto(1), </text:p>
      <text:p text:style-name="P1">gratificante(1), </text:p>
      <text:p text:style-name="P1">metodológico(1), </text:p>
      <text:p text:style-name="P1">fino(2), </text:p>
      <text:p text:style-name="P1">inventivo(1), </text:p>
      <text:p text:style-name="P1">apasionante(1), </text:p>
      <text:p text:style-name="P1">absurdo(1), </text:p>
      <text:p text:style-name="P1"><text:soft-page-break/>castizo(1), </text:p>
      <text:p text:style-name="P1">idiota(1), </text:p>
      <text:p text:style-name="P1">complejo(1), </text:p>
      <text:p text:style-name="P1">caótico(1), </text:p>
      <text:p text:style-name="P1">menudo(1), </text:p>
      <text:p text:style-name="P1">imposible(1), </text:p>
      <text:p text:style-name="P1">gris(1), </text:p>
      <text:p text:style-name="P1">mediocre(1), </text:p>
      <text:p text:style-name="P1">muchísima(1), </text:p>
      <text:p text:style-name="P1">total(1), </text:p>
      <text:p text:style-name="P1">excepcional(1), </text:p>
      <text:p text:style-name="P1">perecedero(1), </text:p>
      <text:p text:style-name="P1">gran(3), </text:p>
      <text:p text:style-name="P1">gratuito(1), </text:p>
      <text:p text:style-name="P1">capaz(1), </text:p>
      <text:p text:style-name="P1">químico(2), </text:p>
      <text:p text:style-name="P1">tecnológico(1), </text:p>
      <text:p text:style-name="P1">social(5), </text:p>
      <text:p text:style-name="P1">puñetero(1), </text:p>
      <text:p text:style-name="P1">personal(2), </text:p>
      <text:p text:style-name="P1">escolar(1), </text:p>
      <text:p text:style-name="P1">político(3), </text:p>
      <text:p text:style-name="P1">masivo(1), </text:p>
      <text:p text:style-name="P1">documentalista(2), </text:p>
      <text:p text:style-name="P1">cero(1), </text:p>
      <text:p text:style-name="P1">azul(1), </text:p>
      <text:p text:style-name="P1">horroroso(1), </text:p>
      <text:p text:style-name="P1">asequible(1), </text:p>
      <text:p text:style-name="P1">científico(3), </text:p>
      <text:p text:style-name="P1">humanístico(1), </text:p>
      <text:p text:style-name="P1">económico(1), </text:p>
      <text:p text:style-name="P1">esencial(1), </text:p>
      <text:p text:style-name="P1">pesimista(1), </text:p>
      <text:p text:style-name="P1">digital(1), </text:p>
      <text:p text:style-name="P1">milagroso(1), </text:p>
      <text:p text:style-name="P1">permanente(1), </text:p>
      <text:p text:style-name="P1">interno(1), </text:p>
      <text:p text:style-name="P1">exacto(7), </text:p>
      <text:p text:style-name="P1">malo(1), </text:p>
      <text:p text:style-name="P1">enorme(1), </text:p>
      <text:p text:style-name="P1">legislativo(1), </text:p>
      <text:p text:style-name="P1">práctico(1), </text:p>
      <text:p text:style-name="P1">auténtico(1), </text:p>
      <text:p text:style-name="P1">militar(2), </text:p>
      <text:p text:style-name="P1">artesanal(2), </text:p>
      <text:p text:style-name="P1">tosco(1), </text:p>
      <text:p text:style-name="P1"><text:soft-page-break/>japonés(1), </text:p>
      <text:p text:style-name="P1">municipal(1), </text:p>
      <text:p text:style-name="P1">aperitivo(2), </text:p>
      <text:p text:style-name="P1">paso(1), </text:p>
      <text:p text:style-name="P1">melón(1), </text:p>
      <text:p text:style-name="P1">rápido(3), </text:p>
      <text:p text:style-name="P1">caliente(2), </text:p>
      <text:p text:style-name="P1">sa(1), </text:p>
      <text:p text:style-name="P1">or(1), </text:p>
      <text:p text:style-name="P1">frío(2), </text:p>
      <text:p text:style-name="P1">vitrocerámica(1), </text:p>
      <text:p text:style-name="P1">amarillo(2), </text:p>
      <text:p text:style-name="P1">arenoso(1), </text:p>
      <text:p text:style-name="P1">ceboll(1), </text:p>
      <text:p text:style-name="P1">pedacitos(1), </text:p>
      <text:p text:style-name="P1">anterior(2), </text:p>
      <text:p text:style-name="P1">exquisito(1), </text:p>
      <text:p text:style-name="P1">batidor(1), </text:p>
      <text:p text:style-name="P1">espeso(1), </text:p>
      <text:p text:style-name="P1">oscuro(1), </text:p>
      <text:p text:style-name="P1">amargo(2), </text:p>
      <text:p text:style-name="P1">chico(1), </text:p>
      <text:p text:style-name="P1">finito(1), </text:p>
      <text:p text:style-name="P1">crudo(1), </text:p>
      <text:p text:style-name="P1">tardo(1), </text:p>
      <text:p text:style-name="P1">riquísimo(1), </text:p>
      <text:p text:style-name="P1">blando(2), </text:p>
      <text:p text:style-name="P1">sucesivo(1), </text:p>
      <text:p text:style-name="P1">empresarial(1), </text:p>
      <text:p text:style-name="P1">componente(1), </text:p>
      <text:p text:style-name="P1">final(1), </text:p>
      <text:p text:style-name="P1">necesario(1), </text:p>
      <text:p text:style-name="P1">musical(1), </text:p>
      <text:p text:style-name="P1">feo(1), </text:p>
      <text:p text:style-name="P1">fenomenal(1), </text:p>
      <text:p text:style-name="P1">chino(1), </text:p>
      <text:p text:style-name="P1">tristón(1), </text:p>
      <text:p text:style-name="P1">clásico(2), </text:p>
      <text:p text:style-name="P1">geométrico(1), </text:p>
      <text:p text:style-name="P1">directo(1), </text:p>
      <text:p text:style-name="P1">objetivo(1), </text:p>
      <text:p text:style-name="P1">aséptico(1), </text:p>
      <text:p text:style-name="P1">flexible(1), </text:p>
      <text:p text:style-name="P1">rígido(1), </text:p>
      <text:p text:style-name="P1">speech(1), </text:p>
      <text:p text:style-name="P1">bi(1), </text:p>
      <text:p text:style-name="P1"><text:soft-page-break/>comercial(1), </text:p>
      <text:p text:style-name="P1">externo(1)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9:34:41</meta:creation-date>
    <dc:date>2016-06-06T17:20:22</dc:date>
    <meta:editing-duration>P2DT9H48M11S</meta:editing-duration>
    <meta:editing-cycles>4</meta:editing-cycles>
    <meta:generator>OpenOffice.org/3.4$Unix OpenOffice.org_project/340m1$Build-9590</meta:generator>
    <meta:document-statistic meta:table-count="0" meta:image-count="0" meta:object-count="0" meta:page-count="7" meta:paragraph-count="278" meta:word-count="278" meta:character-count="3430"/>
  </office:meta>
</office:document-meta>
</file>